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6" text:outline-level="6"><text:bookmark text:name="Teknik_Psikoanalisa"/><text:span text:style-name="Strong_20_Emphasis">Teknik Psikoanalisa</text:span></text:h>
      <text:p text:style-name="Text_20_body">Freud mengembangkan teknik psikoanalisa sebagai suatu metode penyembuhan penyakit kejiwaan. Dan dia merumuskan teori tentang struktur pribadi manusia. Dia juga mengembangkan atau mempopulerkan teori psikologi yang bersangkutan dengan rasa cemas, mekanisme mempertahankan diri, ihwal pengkhitanan, rasa tertekan, sublimasi dan banyak lagi.</text:p>
      <text:p text:style-name="Text_20_body">Tulisan-tulisannya menggugah kegairahan bidang teori psikologi. Banyak gagasannya yang kontroversial sehingga memancing perdebatan sengit sejak dilontarkannya.</text:p>
      <text:p text:style-name="Text_20_body">Freud mungkin paling terkenal dalam hal pengusulan gagasan bahwa gairah seksual yang tertekan sering menjadi penyebab penting dalam hal penyakit jiwa atau neurosis.</text:p>
      <text:p text:style-name="Text_20_body">Dia juga menunjukkan bahwa gairah seksual dan nafsu seksual bermula pada saat masa kanak-kanak dan bukannya pada saat dewasa.</text:p>
      <text:p text:style-name="Text_20_body">Berhubung banyak gagasan Freud masih bertentangan satu sama lain, amatlah sulit menempatkan kedudukannya dalam sejarah. Dia merupakan pelopor serta penggali, dengan bakat serta kecerdasan luar biasa yang menghasilkan berbagai gagasan.</text:p>
      <text:p text:style-name="Text_20_body">Tetapi, teori-teori Freud (tidak seperti Darwin atau Pasteur) tak pernah berhasil peroleh kesepakatan dari masyarakat ilmuwan dan teramat sulit mengatakan bahwa bagian-bagian mana dari gagasannya yang akhirnya dapat dianggap sebagai suatu kebenaran.</text:p>
      <text:p text:style-name="Text_20_body">Lepas dari pertentangan yang berkelanjutan terhadap gagasan-gagasannya, tampaknya sedikit sekali yang meragukan bahwa Freud merupakan tokoh menonjol dalam sejarah pemikiran manusia.</text:p>
      <text:p text:style-name="Text_20_body">Pendapat-pendapatnya di bidang psikologi sepenuhnya telah merevolusionerkan konsepsi kita tentang pikiran manusia, dan banyak gagasan serta istilah-istilahnya telah digunakan oleh umum-misalnya: ego, super ego, Oedipus complex dan kecenderungan hasrat mau mati.</text:p>
      <text:p text:style-name="Text_20_body">Memang betul, psikoanalisa merupakan cara penyembuhan yang teramat mahal dan amat serius dan pula tidak berhasil apa-apa. Tetapi, juga betul teknik itu meraih sukses-sukses besar.</text:p>
      <text:p text:style-name="Text_20_body">Para psikolog di masa depan berkesimpulan bahwa keinginan seksual yang tertekan akan semakin penting peranannya dalam tingkah laku manusia daripada anggapan para penganut faham Freud.</text:p>
      <text:p text:style-name="Text_20_body">Tetapi, gairah ini sudah pasti punya saham besar dari anggapan sebagian psikolog sebelum Freud. Begitu pula, mayoritas psikolog kini yakin bahwa proses mental bawah-sadar memegang peranan yang menentukan dalam tingkah laku manusia, sesuatu hal yang diremehkan orang sebelum Freud.</text:p>
      <text:p text:style-name="Text_20_body">Freud memang bukan psikolog pertama, dan dalam jangka panjang mungkin tidak akan dianggap orang yang gagasan-gagasannya sebagian besar mendekati kebenaran.</text:p>
      <text:p text:style-name="Text_20_body"/>
      <text:p text:style-name="Text_20_body">Namun, dia sudah jelas tokoh yang paling berpengaruh dan paling penting dalam perkembangan teori psikologi modern dan pandangan-pandangannya yang punya arti sangat besar di bidangnya menyuguhkan kepadanya hak untuk tercantum dalam urutan cukup tinggi dalam daftar buku  Seratus Tokoh yang Paling Berpengaruh dalam Sejara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WenQuanYi Micro Hei" style:font-family-asian="'WenQuanYi Micro Hei'"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26:14.579735192</meta:creation-date>
    <dc:date>2019-03-19T15:27:06.445865161</dc:date>
    <meta:editing-duration>PT52S</meta:editing-duration>
    <meta:editing-cycles>1</meta:editing-cycles>
    <meta:document-statistic meta:table-count="0" meta:image-count="0" meta:object-count="0" meta:page-count="1" meta:paragraph-count="14" meta:word-count="368" meta:character-count="2848" meta:non-whitespace-character-count="2493"/>
    <meta:generator>LibreOffice/6.0.3.2$Linux_x86 LibreOffice_project/00m0$Build-2</meta:generator>
  </office:meta>
</office:document-meta>
</file>